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mpush" svg:font-family="Umpush" style:font-pitch="variable"/>
    <style:font-face style:name="文泉驿微米黑" svg:font-family="文泉驿微米黑" style:font-pitch="variable"/>
    <style:font-face style:name="文泉驿微米黑1" svg:font-family="文泉驿微米黑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-asian="Ubuntu"/>
    </style:style>
    <style:style style:name="P2" style:family="paragraph" style:parent-style-name="Text_20_body">
      <style:text-properties fo:font-variant="normal" fo:text-transform="none" fo:color="#000000" style:font-name="Ubuntu Mono1" fo:font-size="12pt" fo:letter-spacing="normal" style:font-name-asian="Ubuntu Mono1" style:font-size-asian="12pt" style:font-size-complex="12pt"/>
    </style:style>
    <style:style style:name="P3" style:family="paragraph" style:parent-style-name="Preformatted_20_Text">
      <style:text-properties style:font-name-asian="Ubuntu"/>
    </style:style>
    <style:style style:name="P4" style:family="paragraph" style:parent-style-name="Preformatted_20_Text">
      <style:text-properties fo:font-variant="normal" fo:text-transform="none" fo:color="#000000" style:font-name="Ubuntu Mono1" fo:font-size="12pt" fo:letter-spacing="normal" style:font-name-asian="Ubuntu Mono1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6" style:family="paragraph" style:parent-style-name="Text_20_body">
      <style:text-properties style:font-name="文泉驿微米黑" style:font-name-asian="文泉驿微米黑"/>
    </style:style>
    <style:style style:name="P7" style:family="paragraph" style:parent-style-name="Text_20_body">
      <style:text-properties style:font-name-asian="Ubuntu"/>
    </style:style>
    <style:style style:name="P8" style:family="paragraph" style:parent-style-name="Text_20_body">
      <style:text-properties fo:font-variant="normal" fo:text-transform="none" fo:color="#00000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P9" style:family="paragraph" style:parent-style-name="Heading_20_1">
      <style:text-properties style:font-name="文泉驿微米黑" style:font-name-asian="文泉驿微米黑"/>
    </style:style>
    <style:style style:name="P10" style:family="paragraph" style:parent-style-name="Heading_20_1">
      <style:text-properties style:font-name="文泉驿微米黑" fo:font-weight="bold" style:font-name-asian="文泉驿微米黑" style:font-style-asian="normal" style:font-weight-asian="bold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1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variant="normal" fo:text-transform="none" fo:color="#00000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T1" style:family="text">
      <style:text-properties fo:color="#800080"/>
    </style:style>
    <style:style style:name="T2" style:family="text">
      <style:text-properties fo:color="#000000"/>
    </style:style>
    <style:style style:name="T3" style:family="text">
      <style:text-properties fo:color="#c0c0c0"/>
    </style:style>
    <style:style style:name="T4" style:family="text">
      <style:text-properties fo:color="#c0c0c0" style:font-style-asian="normal" style:font-weight-asian="normal"/>
    </style:style>
    <style:style style:name="T5" style:family="text">
      <style:text-properties fo:color="#808000"/>
    </style:style>
    <style:style style:name="T6" style:family="text">
      <style:text-properties fo:color="#808000" style:font-style-asian="normal" style:font-weight-asian="normal"/>
    </style:style>
    <style:style style:name="T7" style:family="text">
      <style:text-properties fo:color="#000080"/>
    </style:style>
    <style:style style:name="T8" style:family="text">
      <style:text-properties fo:font-style="normal" fo:font-weight="normal"/>
    </style:style>
    <style:style style:name="T9" style:family="text">
      <style:text-properties style:font-style-asian="normal" style:font-weight-asian="normal"/>
    </style:style>
    <style:style style:name="T10" style:family="text">
      <style:text-properties fo:color="#008000"/>
    </style:style>
    <style:style style:name="T11" style:family="text">
      <style:text-properties fo:font-variant="normal" fo:text-transform="none" fo:color="#00000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80008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c0c0c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fo:color="#808000" style:font-name="Ubuntu Mono1" fo:font-size="12pt" fo:letter-spacing="normal" style:font-name-asian="Ubuntu Mono1" style:font-size-asian="12pt" style:font-style-asian="normal" style:font-weight-asian="normal" style:font-size-complex="12pt"/>
    </style:style>
    <style:style style:name="T15" style:family="text">
      <style:text-properties style:font-name="文泉驿微米黑" style:font-name-asian="文泉驿微米黑"/>
    </style:style>
    <style:style style:name="T16" style:family="text">
      <style:text-properties style:font-name="Umpush"/>
    </style:style>
    <style:style style:name="T17" style:family="text">
      <style:text-properties style:font-name="Ubuntu Mono1" style:font-name-asian="文泉驿微米黑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条款13：以对象管理资源</text:h>
      <text:p text:style-name="Text_20_body"><text:span text:style-name="T15"><text:tab/></text:span><text:span text:style-name="T17">Use objects to manage resources.</text:span></text:p>
      <text:p text:style-name="Text_20_body"><text:span text:style-name="T17">所谓资源就是，一旦用了它，将来必须还给系统。 标记看哦3为nkl</text:span></text:p>
      <text:h text:style-name="P9" text:outline-level="1">条款14：在资源管理类中小心copying行为</text:h>
      <text:p text:style-name="P6"><text:tab/>Think carefully about copying behavior in resource-managing classes.</text:p>
      <text:h text:style-name="P9" text:outline-level="1">条款15：在资源管理类中提供对原始资源的访问</text:h>
      <text:p text:style-name="P6"><text:tab/>Provide access to raw resources in resouces-managing classes.</text:p>
      <text:h text:style-name="P9" text:outline-level="1">条款16：成对使用new和delete时要采取相同形式</text:h>
      <text:p text:style-name="P1"><text:tab/>Use the same form in corresponding in uses of new and delete.</text:p>
      <text:p text:style-name="P1">考虑如下代码：</text:p>
      <text:p text:style-name="P3"><text:span text:style-name="T1">std</text:span><text:span text:style-name="T2">::</text:span><text:span text:style-name="T1">string</text:span><text:span text:style-name="T3"> </text:span><text:span text:style-name="T2">*</text:span>str<text:span text:style-name="T3"> </text:span><text:span text:style-name="T2">=</text:span><text:span text:style-name="T3"> </text:span><text:span text:style-name="T5">new</text:span><text:span text:style-name="T3"> </text:span>string<text:span text:style-name="T2">;</text:span></text:p>
      <text:p text:style-name="P5"><text:span text:style-name="T5">delete</text:span><text:span text:style-name="T3"> </text:span>str<text:span text:style-name="T2">;</text:span></text:p>
      <text:p text:style-name="P5"><text:span text:style-name="T1">std</text:span><text:span text:style-name="T2">::</text:span><text:span text:style-name="T1">string</text:span><text:span text:style-name="T3"> </text:span><text:span text:style-name="T2">*</text:span>str<text:span text:style-name="T3"> </text:span><text:span text:style-name="T2">=</text:span><text:span text:style-name="T3"> </text:span><text:span text:style-name="T5">new</text:span><text:span text:style-name="T3"> </text:span>string<text:span text:style-name="T2">[</text:span><text:span text:style-name="T7">2</text:span><text:span text:style-name="T2">];</text:span></text:p>
      <text:p text:style-name="P5"><text:span text:style-name="T5">delete</text:span><text:span text:style-name="T3"> </text:span><text:span text:style-name="T2">[]</text:span>str<text:span text:style-name="T2">;</text:span></text:p>
      <text:p text:style-name="P11"/>
      <text:p text:style-name="P2"><text:span text:style-name="T9">如果new和delete不配套使用，都会出现未定义行为。因为对于指向对象数组的指针，它的内存分配还包含一块存储数组大小的域，</text:span><text:span text:style-name="T8">delete</text:span><text:span text:style-name="T9">正是通过这个标记数据大小的域来调用对象的析构函数的。</text:span></text:p>
      <text:p text:style-name="P8"/>
      <text:h text:style-name="P10" text:outline-level="1">条款17：以独立语句将newed对象置入智能指针</text:h>
      <text:p text:style-name="P8"><text:tab/>Store newed objects in smart pointers in standalone statements.</text:p>
      <text:p text:style-name="P8">假设有如下代码：</text:p>
      <text:p text:style-name="P4"><text:span text:style-name="T6">int</text:span><text:span text:style-name="T4"> </text:span><text:span text:style-name="T9">priority();</text:span></text:p>
      <text:p text:style-name="P5"><text:span text:style-name="T5">void</text:span><text:span text:style-name="T3"> </text:span><text:span text:style-name="T2">processWidget(</text:span><text:span text:style-name="T1">std</text:span><text:span text:style-name="T2">::</text:span>tr1<text:span text:style-name="T2">::</text:span>shared_ptr<text:span text:style-name="T2">&lt;</text:span>Widget<text:span text:style-name="T2">&gt;</text:span><text:span text:style-name="T3"> </text:span>pw<text:span text:style-name="T2">,</text:span><text:span text:style-name="T5">int</text:span><text:span text:style-name="T3"> </text:span>priority<text:span text:style-name="T2">);</text:span></text:p>
      <text:p text:style-name="P5">processWidget<text:span text:style-name="T2">(</text:span><text:span text:style-name="T5">new</text:span><text:span text:style-name="T3"> </text:span>Widget<text:span text:style-name="T2">,priority());</text:span><text:span text:style-name="T3"> </text:span><text:span text:style-name="T10">//</text:span><text:span text:style-name="T3"> </text:span><text:span text:style-name="T10">(1)</text:span></text:p>
      <text:p text:style-name="P5">processWidget<text:span text:style-name="T2">(</text:span><text:span text:style-name="T1">std</text:span><text:span text:style-name="T2">::</text:span>tr1<text:span text:style-name="T2">::</text:span>shared_ptr<text:span text:style-name="T2">&lt;</text:span>Widget<text:span text:style-name="T2">&gt;(</text:span><text:span text:style-name="T5">new</text:span><text:span text:style-name="T3"> </text:span>Widget<text:span text:style-name="T2">),</text:span>priority<text:span text:style-name="T2">);</text:span><text:span text:style-name="T3"> </text:span><text:span text:style-name="T10">//</text:span><text:span text:style-name="T3"> </text:span><text:span text:style-name="T10">(2)</text:span></text:p>
      <text:p text:style-name="P12"/>
      <text:p text:style-name="P12">（1）是无法通过编译的。因为tr1::shared_ptr构造函数需要一个原始指针(raw pointer)，但该构造函数是个explicit构造函数，无法进行隐式转换。</text:p>
      <text:p text:style-name="P12">（2）在调用前，编译器创建代码必须做三件事：</text:p>
      <text:p text:style-name="P12">调用priority,执行“new Widget”，调用tr1::shared_ptr构造函数。</text:p>
      <text:p text:style-name="P12">这就导致无法确定编译器是按什么顺序去完成这三件事的，假如有以下顺序：</text:p>
      <text:p text:style-name="P12">执行“new Widget”-&gt;调用priority-&gt;调用tr1::shared_ptr的构造函数</text:p>
      <text:p text:style-name="P12">如果priority调用出现异常，则“new Widget”返回的指针会遗失，导致资源泄漏。</text:p>
      <text:p text:style-name="P12">所以，合理的做法是，分离语句。</text:p>
      <text:p text:style-name="P12"/>
      <text:p text:style-name="P5"><text:span text:style-name="T12">std</text:span><text:span text:style-name="T11">::tr1::shared_ptr&lt;Widget&gt;</text:span><text:span text:style-name="T13"> </text:span><text:span text:style-name="T11">pw(</text:span><text:span text:style-name="T14">new</text:span><text:span text:style-name="T13"> </text:span><text:span text:style-name="T11">Widget);</text:span></text:p>
      <text:p text:style-name="P5"><text:span text:style-name="T2">processWidget(</text:span>pw<text:span text:style-name="T2">,priority());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mpush" svg:font-family="Umpush" style:font-pitch="variable"/>
    <style:font-face style:name="文泉驿微米黑" svg:font-family="文泉驿微米黑" style:font-pitch="variable"/>
    <style:font-face style:name="文泉驿微米黑1" svg:font-family="文泉驿微米黑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 Mono" fo:font-size="14pt" style:font-name-asian="文泉驿微米黑1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2:25:31</meta:creation-date>
    <dc:date>2014-01-27T17:13:53</dc:date>
    <meta:editing-duration>PT7M5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1" meta:word-count="148" meta:character-count="1195" meta:non-whitespace-character-count="1151"/>
  </office:meta>
</office:document-meta>
</file>